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1cm"/>
    </style:style>
    <style:style style:name="gr4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3cm"/>
    </style:style>
    <style:style style:name="gr6" style:family="graphic" style:parent-style-name="standard">
      <style:graphic-properties draw:stroke="dash" draw:stroke-dash="Dashed_20__28_var_29_"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132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Arial" fo:font-size="32pt" style:font-size-asian="32pt" style:font-size-complex="32pt"/>
    </style:style>
    <style:style style:name="P4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color="#4b1f6f" style:font-name="Arial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4b1f6f" style:font-name="Arial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5.44cm" svg:y="1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1.84cm" svg:y="11.1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81cm" svg:y1="2.386cm" svg:x2="2.651cm" svg:y2="18.78cm">
          <text:p/>
        </draw:line>
        <draw:frame draw:style-name="gr3" draw:text-style-name="P2" draw:layer="layout" svg:width="3.11cm" svg:height="1.517cm" draw:transform="rotate (1.5707963267949) translate (0.787cm 12.455cm)">
          <draw:text-box>
            <text:p><text:span text:style-name="T1">Time</text:span></text:p>
          </draw:text-box>
        </draw:frame>
        <draw:line draw:style-name="gr4" draw:text-style-name="P3" draw:layer="layout" svg:x1="7.35cm" svg:y1="8.239cm" svg:x2="16.24cm" svg:y2="8.239cm">
          <text:p/>
        </draw:line>
        <draw:frame draw:style-name="gr5" draw:text-style-name="P4" draw:layer="layout" svg:width="6.23cm" svg:height="1.517cm" svg:x="8.493cm" svg:y="8.212cm">
          <draw:text-box>
            <text:p><text:span text:style-name="T2">Gene Flow</text:span></text:p>
          </draw:text-box>
        </draw:frame>
        <draw:line draw:style-name="gr6" draw:text-style-name="P3" draw:layer="layout" svg:x1="7.477cm" svg:y1="19.796cm" svg:x2="16.24cm" svg:y2="19.796cm">
          <text:p/>
        </draw:line>
        <draw:frame draw:style-name="gr7" draw:text-style-name="P5" draw:layer="layout" svg:width="1.632cm" svg:height="2.143cm" svg:x="10.989cm" svg:y="18.799cm">
          <draw:text-box>
            <text:p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8:39:06.437985919</dc:date>
    <dc:creator>Stephen Sefick</dc:creator>
    <meta:editing-duration>PT30M19S</meta:editing-duration>
    <meta:editing-cycles>12</meta:editing-cycles>
    <meta:generator>LibreOffice/4.3.7.2$Linux_X86_64 LibreOffice_project/430$Build-2</meta:generator>
    <meta:document-statistic meta:object-count="10"/>
  </office:meta>
</office:document-meta>
</file>